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714" officeooo:paragraph-rsid="001c5714"/>
    </style:style>
    <style:style style:name="P2" style:family="paragraph" style:parent-style-name="Standard">
      <style:text-properties officeooo:rsid="001c82e9" officeooo:paragraph-rsid="001c82e9"/>
    </style:style>
    <style:style style:name="P3" style:family="paragraph" style:parent-style-name="Standard">
      <style:text-properties officeooo:rsid="001e4065" officeooo:paragraph-rsid="001e4065"/>
    </style:style>
    <style:style style:name="P4" style:family="paragraph" style:parent-style-name="Standard">
      <style:text-properties officeooo:rsid="00200a0f" officeooo:paragraph-rsid="00200a0f"/>
    </style:style>
    <style:style style:name="P5" style:family="paragraph" style:parent-style-name="Standard">
      <style:text-properties officeooo:rsid="00208438" officeooo:paragraph-rsid="00208438"/>
    </style:style>
    <style:style style:name="P6" style:family="paragraph" style:parent-style-name="Standard">
      <style:text-properties officeooo:rsid="00218070" officeooo:paragraph-rsid="00218070"/>
    </style:style>
    <style:style style:name="P7" style:family="paragraph" style:parent-style-name="Standard">
      <style:text-properties officeooo:rsid="002359ed" officeooo:paragraph-rsid="002359ed"/>
    </style:style>
    <style:style style:name="P8" style:family="paragraph" style:parent-style-name="Standard">
      <style:text-properties officeooo:rsid="00256dbc" officeooo:paragraph-rsid="00256dbc"/>
    </style:style>
    <style:style style:name="P9" style:family="paragraph" style:parent-style-name="Standard">
      <style:text-properties officeooo:rsid="00258088" officeooo:paragraph-rsid="00258088"/>
    </style:style>
    <style:style style:name="P10" style:family="paragraph" style:parent-style-name="Standard">
      <style:text-properties officeooo:rsid="002761bb" officeooo:paragraph-rsid="002761bb"/>
    </style:style>
    <style:style style:name="P11" style:family="paragraph" style:parent-style-name="Standard">
      <style:text-properties officeooo:rsid="00293c69" officeooo:paragraph-rsid="00293c69"/>
    </style:style>
    <style:style style:name="T1" style:family="text">
      <style:text-properties officeooo:rsid="0024fb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leisön esittämiä kysymyksiä ja kehitysehdotuksia kurssille:</text:p>
      <text:p text:style-name="P1"/>
      <text:p text:style-name="P1"/>
      <text:p text:style-name="P2">Kurssin ohjauksen näytön nauhoitus live-tapahtumasta</text:p>
      <text:p text:style-name="P2"/>
      <text:p text:style-name="P3">Lisää selvennystä sensor-controller-actuator -järjestelmiin.</text:p>
      <text:p text:style-name="P3"/>
      <text:p text:style-name="P4">Lisäyksenä kalvojen alkuun selvennystä siitä, mihin lopputulokseen on tarkoitus päästä.</text:p>
      <text:p text:style-name="P4"/>
      <text:p text:style-name="P5">Kalvosarjojen numerointi.</text:p>
      <text:p text:style-name="P2"/>
      <text:p text:style-name="P6">Kameran parenttaus kohteeseen aiheuttaa joskus ruudun menemisen harmaaksi, kun pelin käynnistää (??)</text:p>
      <text:p text:style-name="P6"/>
      <text:p text:style-name="P7">UDPSend/Receive -harjoituksissa vakavia teknisiä ongelmia, keksi hyvä tapa etsiä, mistä johtuu eri käyttöjärjestelmillä/tilanteissa.</text:p>
      <text:p text:style-name="P7"/>
      <text:p text:style-name="P7">UDPSammutus.py ei ollut luentokalvoissa? <text:span text:style-name="T1">(Kirjainjonojen lähettäminen Internetin kautta)</text:span></text:p>
      <text:p text:style-name="P7"/>
      <text:p text:style-name="P8">Tuotetun kappaleen linkoaminen.</text:p>
      <text:p text:style-name="P8"/>
      <text:p text:style-name="P9">Kappaleiden parenttaus kurssin alkupuolella erikseen omana kalvosarjanaan</text:p>
      <text:p text:style-name="P9"/>
      <text:p text:style-name="P10">Blenderin add-on Screencast Keys alusta asti mukaan</text:p>
      <text:p text:style-name="P10"/>
      <text:p text:style-name="P11">Pelin nopeutus (“powerupit”) esimerkik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6:27:05.962780309</meta:creation-date>
    <meta:generator>LibreOffice/5.0.2.2$Linux_X86_64 LibreOffice_project/00m0$Build-2</meta:generator>
    <dc:date>2015-10-11T15:00:50.429846250</dc:date>
    <meta:editing-duration>PT4H41M5S</meta:editing-duration>
    <meta:editing-cycles>11</meta:editing-cycles>
    <meta:document-statistic meta:table-count="0" meta:image-count="0" meta:object-count="0" meta:page-count="1" meta:paragraph-count="12" meta:word-count="81" meta:character-count="799" meta:non-whitespace-character-count="730"/>
  </office:meta>
</office:document-meta>
</file>